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Emphasis">灰度图像</text:span>与黑白图像不同,在计算机图像领域中黑白图像只有黑白两种颜色,<text:span text:style-name="Emphasis">灰度图像</text:span>在黑色与白色之间还有许多级的颜色深度</text:p>
      <text:p text:style-name="Standard"/>
      <text:p text:style-name="Standard"/>
      <text:p text:style-name="Standard">用不同的灰度色阶来表示“ 红，绿，蓝”在图像中的比重 <text:s/>0-255</text:p>
      <text:p text:style-name="Standard"/>
      <text:p text:style-name="Standard"/>
      <text:p text:style-name="Standard">图像元素。从定义上来看，像素是指基本原色素及其灰度的基本编码</text:p>
      <text:p text:style-name="Standard"/>
      <text:p text:style-name="Standard"/>
      <text:p text:style-name="Standard">图像的<text:a xlink:type="simple" xlink:href="http://baike.baidu.com/view/1139658.htm" office:target-frame-name="_blank" xlink:show="new">颜色模式</text:a>决定了为图像创建颜色通道的数目：　<text:line-break/>　　1.位图模式仅有一个通道，通道中有黑色和白色2个色阶　<text:line-break/>　　2.灰度模式的图像有一个通道，该通道表现的是从黑色到白色的256个色阶的变化　<text:line-break/>　　3.RGB模式的图像有4个通道，1个复合通道(RGB通道)，3个分别代表红色、绿色、蓝色的通道。　<text:line-break/>　　4.CMYK模式的图像由5个通道组成：一个复合通道(CMYK通道)，4个分别代表青色、洋红、黄色和黑色的通道　<text:line-break/>　　5.LAB模式的图像有4个通道：1个复合通道(LAB通道)，1个明度分量通道，两个色度分量通道<text:line-break/>　　通道的主要功能：　<text:line-break/>　　1.存储图像的色彩资料　<text:line-break/>　　2.存储和创建选区　<text:line-break/>　　3.抠图</text:p>
      <text:p text:style-name="Standard"/>
      <text:p text:style-name="Standard"/>
      <text:p text:style-name="Standard"> 特征提取可以分成原始特征的采集和转换、有效特征的生成两个步骤。</text:p>
      <text:p text:style-name="Standard"/>
      <text:p text:style-name="Standard">1.原始特征的采集和转换</text:p>
      <text:p text:style-name="Standard"><text:s text:c="5"/>特征：</text:p>
      <text:p text:style-name="Standard"><text:tab/>轮廓特征：边缘轮廓</text:p>
      <text:p text:style-name="Standard"><text:tab/>颜色特征：颜色分布和均值</text:p>
      <text:p text:style-name="Standard"><text:tab/>纹理特征：主体纹理</text:p>
      <text:p text:style-name="Standard"><text:tab/>数学特征：略</text:p>
      <text:p text:style-name="Standard">2. 有效特征的生成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w </meta:initial-creator>
    <meta:creation-date>2014-05-19T10:37:31</meta:creation-date>
    <meta:generator>LibreOffice/3.5$Linux_x86 LibreOffice_project/350m1$Build-2</meta:generator>
    <dc:date>2014-05-19T11:04:31</dc:date>
    <dc:creator>yw </dc:creator>
    <meta:editing-duration>PT26M33S</meta:editing-duration>
    <meta:editing-cycles>10</meta:editing-cycles>
    <meta:document-statistic meta:table-count="0" meta:image-count="0" meta:object-count="0" meta:page-count="1" meta:paragraph-count="12" meta:word-count="118" meta:character-count="524" meta:non-whitespace-character-count="478"/>
  </office:meta>
</office:document-meta>
</file>